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AB00004FED00003E030252A624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1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5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8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9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v" fo:country="SE"/>
    </style:style>
    <style:style style:name="T3" style:family="text">
      <style:text-properties style:text-position="sub 58%" fo:language="sv" fo:country="SE"/>
    </style:style>
    <style:style style:name="T4" style:family="text">
      <style:text-properties style:text-position="0% 100%" fo:language="sv" fo:country="S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language="sv" fo:country="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bilitetsundersökning av icke-linjära system</text:p>
      <text:p text:style-name="P1"/>
      <text:p text:style-name="P1"><text:tab/><draw:frame draw:style-name="fr2" draw:name="Object1" text:anchor-type="as-char" svg:width="1.737cm" svg:height="0.647cm" draw:z-index="0"><draw:object xlink:href="./Object 1" xlink:type="simple" xlink:show="embed" xlink:actuate="onLoad"/><draw:image xlink:href="./ObjectReplacements/Object 1" xlink:type="simple" xlink:show="embed" xlink:actuate="onLoad"/></draw:frame><text:tab/><text:tab/>Läraren skrev med punkt övanför, vilket innebär</text:p>
      <text:p text:style-name="P1"><text:tab/><text:tab/><text:tab/><text:tab/>att det är första derivatan, två punkter är andra</text:p>
      <text:p text:style-name="P1"><text:tab/><text:tab/><text:tab/><text:tab/>derivatan, och så vidare. Punkt används oftast i</text:p>
      <text:p text:style-name="P1"><text:tab/><text:tab/><text:tab/><text:tab/>mekaniken för vid derivata med avseende på tiden.</text:p>
      <text:p text:style-name="P1"/>
      <text:p text:style-name="P1">Stationär lösning:</text:p>
      <text:p text:style-name="P1"/>
      <text:p text:style-name="P1"><text:tab/><draw:frame draw:style-name="fr2" draw:name="Object2" text:anchor-type="as-char" svg:width="2.36cm" svg:height="0.64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<draw:frame draw:style-name="fr2" draw:name="Object3" text:anchor-type="as-char" svg:width="1.33cm" svg:height="0.62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Taylorutveckling kring den kritiska punkten</text:p>
      <text:p text:style-name="P1"/>
      <text:p text:style-name="P1"><text:tab/><draw:frame draw:style-name="fr2" draw:name="Object4" text:anchor-type="as-char" svg:width="6.766cm" svg:height="0.71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Linjärisert system</text:p>
      <text:p text:style-name="P1"/>
      <text:p text:style-name="P1"><text:tab/><draw:frame draw:style-name="fr2" draw:name="Object5" text:anchor-type="as-char" svg:width="3.358cm" svg:height="0.7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tab/><draw:frame draw:style-name="fr2" draw:name="Object6" text:anchor-type="as-char" svg:width="3.306cm" svg:height="1.12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<draw:frame draw:style-name="fr2" draw:name="Object7" text:anchor-type="as-char" svg:width="7.103cm" svg:height="2.38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⁅z.c.10.3.14.⁆</text:p>
      <text:p text:style-name="P2"/>
      <text:p text:style-name="P2"><draw:frame draw:style-name="fr2" draw:name="Object8" text:anchor-type="as-char" svg:width="5.995cm" svg:height="1.164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2" draw:name="Object9" text:anchor-type="as-char" svg:width="4.606cm" svg:height="1.17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a)<text:tab/>y = 0 ⇒ x = 0,<text:tab/>(x; y) = (0; 0)</text:p>
      <text:p text:style-name="P2"><text:s text:c="33"/>__<text:tab/><text:tab/> <text:s text:c="21"/>__</text:p>
      <text:p text:style-name="P2">b)<text:tab/>x = 1 ⇒ y = ±√2 ,<text:tab/>(x; y) = (1; ±√2 )</text:p>
      <text:p text:style-name="P2"/>
      <text:p text:style-name="P2"><draw:frame draw:style-name="fr2" draw:name="Object10" text:anchor-type="as-char" svg:width="8.211cm" svg:height="1.16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oft-page-break/><draw:frame draw:style-name="fr2" draw:name="Object11" text:anchor-type="as-char" svg:width="3.718cm" svg:height="1.168cm" draw:z-index="10"><draw:object xlink:href="./Object 11" xlink:type="simple" xlink:show="embed" xlink:actuate="onLoad"/><draw:image xlink:href="./ObjectReplacements/Object 11" xlink:type="simple" xlink:show="embed" xlink:actuate="onLoad"/></draw:frame><text:tab/>(↗-diagonalen kallas “bidialgonalen”)</text:p>
      <text:p text:style-name="P2"/>
      <text:p text:style-name="P2">↘-diagonalen kallas “huvuddiagonalen”. <text:span text:style-name="T1">g</text:span><text:span text:style-name="T5">'(0; 0) är</text:span> en (huvud)diagonalmatris.</text:p>
      <text:p text:style-name="P2"/>
      <text:p text:style-name="P2">(0; 0) är en sadelpunkt, ty signum(<text:span text:style-name="T2">λ</text:span><text:span text:style-name="T3">1</text:span><text:span text:style-name="T4">) = –signum(λ</text:span><text:span text:style-name="T3">2</text:span><text:span text:style-name="T4">) ≠ 0.</text:span></text:p>
      <text:p text:style-name="P4">Därmed är diagonalen även instabil.</text:p>
      <text:p text:style-name="P4"/>
      <text:p text:style-name="P4"/>
      <text:p text:style-name="P4"><draw:frame draw:style-name="fr2" draw:name="Object12" text:anchor-type="as-char" svg:width="4.814cm" svg:height="1.25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2" draw:name="Object13" text:anchor-type="as-char" svg:width="8.163cm" svg:height="1.25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4"><draw:frame draw:style-name="fr2" draw:name="Object14" text:anchor-type="as-char" svg:width="4.265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<text:tab/><text:tab/><text:tab/><text:tab/><text:tab/> __</text:p>
      <text:p text:style-name="P2"><text:span text:style-name="T4">ℜ λ &gt; 0 </text:span><text:span text:style-name="T4">∴ Instabil spiral i (1; √2 )</text:span></text:p>
      <text:p text:style-name="P4"/>
      <text:p text:style-name="P4"/>
      <text:p text:style-name="P4">Alternativ framställning:</text:p>
      <text:p text:style-name="P4"/>
      <text:p text:style-name="P4">(0; 0)</text:p>
      <text:p text:style-name="P4"/>
      <text:p text:style-name="P4"><draw:frame draw:style-name="fr2" draw:name="Object15" text:anchor-type="as-char" svg:width="7.994cm" svg:height="1.632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text:s text:c="7"/>__</text:p>
      <text:p text:style-name="P4">(1; √2 )</text:p>
      <text:p text:style-name="P4"/>
      <text:p text:style-name="P2"><text:span text:style-name="T4">Sätt:</text:span><text:span text:style-name="T4"><draw:frame draw:style-name="fr2" draw:name="Object16" text:anchor-type="as-char" svg:width="3.889cm" svg:height="1.15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"/>
      <text:p text:style-name="P4"><draw:frame draw:style-name="fr2" draw:name="Object17" text:anchor-type="as-char" svg:width="3.889cm" svg:height="1.15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<draw:frame draw:style-name="fr2" draw:name="Object18" text:anchor-type="as-char" svg:width="10.292cm" svg:height="1.298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4"><draw:frame draw:style-name="fr2" draw:name="Object19" text:anchor-type="as-char" svg:width="5.115cm" svg:height="1.265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2" draw:name="Object20" text:anchor-type="as-char" svg:width="6.034cm" svg:height="1.168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4"><draw:frame draw:style-name="fr2" draw:name="Object21" text:anchor-type="as-char" svg:width="8.156cm" svg:height="1.106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<text:soft-page-break/>Fasporträtt:</text:p>
      <text:p text:style-name="P4"/>
      <text:p text:style-name="P4"/>
      <text:p text:style-name="P4"><draw:frame draw:style-name="fr2" draw:name="Object22" text:anchor-type="as-char" svg:width="3.752cm" svg:height="1.164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<draw:frame draw:style-name="fr1" draw:name="graphics1" text:anchor-type="paragraph" svg:x="0.026cm" svg:y="1.984cm" svg:width="16.999cm" svg:height="11.767cm" draw:z-index="18"><draw:image xlink:href="Pictures/200001AB00004FED00003E030252A624.svm" xlink:type="simple" xlink:show="embed" xlink:actuate="onLoad"/></draw:frame></text:p>
      <text:p text:style-name="P5">Modul 3</text:p>
      <text:p text:style-name="P4"/>
      <text:p text:style-name="P4">Laplacetransformer (andra än CL)</text:p>
      <text:p text:style-name="P4">Fouriertransformer (CL)</text:p>
      <text:p text:style-name="P4"/>
      <text:p text:style-name="P4">PDE och randvärdesproblem i rektangulära koordinater</text:p>
      <text:p text:style-name="P4"/>
      <text:p text:style-name="P4">Ortogonala funktioner och fourierserier</text:p>
      <text:p text:style-name="P4"/>
      <text:p text:style-name="P4">Partiella differentialekvationer och randvärdesproblem</text:p>
      <text:p text:style-name="P4"/>
      <text:p text:style-name="P4">12.1. <text:s/>Separabla PDE</text:p>
      <text:p text:style-name="P4">12.2. <text:s/>Klassiska ekvationer och randvärdesproblem</text:p>
      <text:p text:style-name="P4">12.3. <text:s/>Värmesledningsekvationer</text:p>
      <text:p text:style-name="P4">12.4. <text:s/>Vågekvationer</text:p>
      <text:p text:style-name="P4">12.5. <text:s/>Laplace ekvation</text:p>
      <text:p text:style-name="P4"/>
      <text:p text:style-name="P4"/>
      <text:p text:style-name="P4"/>
      <text:p text:style-name="P4">Variableseparation</text:p>
      <text:p text:style-name="P4"/>
      <text:p text:style-name="P2"><text:span text:style-name="T4"><text:tab/></text:span><text:span text:style-name="T4"><draw:frame draw:style-name="fr2" draw:name="Object31" text:anchor-type="as-char" svg:width="2.025cm" svg:height="0.616cm" draw:z-index="23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4"/>
      <text:p text:style-name="P4">Ansats: u(x; y) = X(x)Y(y)</text:p>
      <text:p text:style-name="P4"/>
      <text:p text:style-name="P4">X'(x)Y(y) = X(x)Y(y) + X(x)Y'(y)</text:p>
      <text:p text:style-name="P4"/>
      <text:p text:style-name="P4">Dividera med X(x)Y(y).</text:p>
      <text:p text:style-name="P4"/>
      <text:p text:style-name="P4"><draw:frame draw:style-name="fr2" draw:name="Object23" text:anchor-type="as-char" svg:width="6.823cm" svg:height="1.064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4"/>
      <text:p text:style-name="P4"><draw:frame draw:style-name="fr2" draw:name="Object24" text:anchor-type="as-char" svg:width="4.547cm" svg:height="1.125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4"/>
      <text:p text:style-name="P4"><draw:frame draw:style-name="fr2" draw:name="Object25" text:anchor-type="as-char" svg:width="3.074cm" svg:height="1.242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4"/>
      <text:p text:style-name="P2"><text:span text:style-name="T4">u</text:span><text:span text:style-name="T3">λ</text:span><text:span text:style-name="T4">(x; y) = (AB)</text:span><text:span text:style-name="T3">λ</text:span><text:span text:style-name="T4">e</text:span><text:span text:style-name="T6">λx + (λ – 1)y</text:span><text:span text:style-name="T4"> = c</text:span><text:span text:style-name="T3">λ</text:span><text:span text:style-name="T4">e</text:span><text:span text:style-name="T6">λx + (λ – 1)y</text:span></text:p>
      <text:p text:style-name="P4"/>
      <text:p text:style-name="P4"><draw:frame draw:style-name="fr2" draw:name="Object26" text:anchor-type="as-char" svg:width="4.688cm" svg:height="0.891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4"/>
      <text:p text:style-name="P4">Villkor:</text:p>
      <text:p text:style-name="P4"/>
      <text:p text:style-name="P2"><text:span text:style-name="T4"><text:tab/>u(x; 0) = 5e</text:span><text:span text:style-name="T6">–3x</text:span><text:span text:style-name="T4"> – 4e</text:span><text:span text:style-name="T6">x</text:span></text:p>
      <text:p text:style-name="P4"/>
      <text:p text:style-name="P4"/>
      <text:p text:style-name="P4"><draw:frame draw:style-name="fr2" draw:name="Object28" text:anchor-type="as-char" svg:width="6.066cm" svg:height="0.891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4"/>
      <text:p text:style-name="P5">Identifiering ger:</text:p>
      <text:p text:style-name="P4"/>
      <text:p text:style-name="P4"><draw:frame draw:style-name="fr2" draw:name="Object27" text:anchor-type="as-char" svg:width="3.374cm" svg:height="1.9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4"/>
      <text:p text:style-name="P2"><text:span text:style-name="T4">u(x; 0) = 5e</text:span><text:span text:style-name="T6">–3x</text:span><text:span text:style-name="T4"> – 4e</text:span><text:span text:style-name="T6">x</text:span></text:p>
      <text:p text:style-name="P4"/>
      <text:p text:style-name="P4"/>
      <text:p text:style-name="P4"/>
      <text:p text:style-name="P4"/>
      <text:p text:style-name="P4">Variableseparation</text:p>
      <text:p text:style-name="P4"/>
      <text:p text:style-name="P2"><text:span text:style-name="T4"><draw:frame draw:style-name="fr2" draw:name="Object29" text:anchor-type="as-char" svg:width="2.602cm" svg:height="1.155cm" draw:z-index="30"><draw:object xlink:href="./Object 29" xlink:type="simple" xlink:show="embed" xlink:actuate="onLoad"/><draw:image xlink:href="./ObjectReplacements/Object 29" xlink:type="simple" xlink:show="embed" xlink:actuate="onLoad"/></draw:frame></text:span><text:span text:style-name="T4"><text:tab/>Vågekvationen.</text:span></text:p>
      <text:p text:style-name="P4"/>
      <text:p text:style-name="P4"/>
      <text:p text:style-name="P4">Ansats:<text:tab/>u(x; t) = X(x)T(t)</text:p>
      <text:p text:style-name="P4"/>
      <text:p text:style-name="P4">a²X''(x)T(t) = X(x)T''(t)</text:p>
      <text:p text:style-name="P4"/>
      <text:p text:style-name="P4"><draw:frame draw:style-name="fr2" draw:name="Object30" text:anchor-type="as-char" svg:width="3.233cm" svg:height="1.117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4"/>
      <text:p text:style-name="P4"/>
      <text:p text:style-name="P4"/>
      <text:p text:style-name="P4">Ett system av okopplade ODE erhålls.</text:p>
      <text:p text:style-name="P4"/>
      <text:p text:style-name="P4">X''(x) = λX(x) = 0</text:p>
      <text:p text:style-name="P4">T''(t) – λa²T(t) = 0</text:p>
      <text:p text:style-name="P4"/>
      <text:p text:style-name="P4"/>
      <text:p text:style-name="P4"/>
      <text:p text:style-name="P4">Linjära med konstant kefficienter</text:p>
      <text:p text:style-name="P4"/>
      <text:p text:style-name="P4">Tre olika fall: λ &gt; 0, λ = 0, λ &lt; 0.</text:p>
      <text:p text:style-name="P4"/>
      <text:p text:style-name="P4"/>
      <text:p text:style-name="P4">λ &gt; 0, λ = µ², µ ∈ ℝ:</text:p>
      <text:p text:style-name="P4"/>
      <text:p text:style-name="P4"><text:tab/>X''(x) – µ²X(x) = 0</text:p>
      <text:p text:style-name="P4"/>
      <text:p text:style-name="P2"><text:span text:style-name="T4"><text:tab/>Lösningarna ges av X(x) = A</text:span><text:span text:style-name="T3">1</text:span><text:span text:style-name="T4">e</text:span><text:span text:style-name="T6">µx </text:span><text:span text:style-name="T4">+ B</text:span><text:span text:style-name="T3">1</text:span><text:span text:style-name="T4">e</text:span><text:span text:style-name="T6">–µx</text:span></text:p>
      <text:p text:style-name="P4"/>
      <text:p text:style-name="P4"><text:tab/>Motsvarande för “T-ekvationen” ges:</text:p>
      <text:p text:style-name="P4"/>
      <text:p text:style-name="P2"><text:span text:style-name="T4"><text:tab/><text:tab/>T(t) = C</text:span><text:span text:style-name="T3">1</text:span><text:span text:style-name="T4">e</text:span><text:span text:style-name="T6">aµt</text:span><text:span text:style-name="T4"> + <text:s/>D</text:span><text:span text:style-name="T3">1</text:span><text:span text:style-name="T4">e</text:span><text:span text:style-name="T6">–aµt</text:span></text:p>
      <text:p text:style-name="P5">λ = 0:</text:p>
      <text:p text:style-name="P4"/>
      <text:p text:style-name="P4"><text:tab/>X''(x) = 0</text:p>
      <text:p text:style-name="P4"/>
      <text:p text:style-name="P2"><text:span text:style-name="T4"><text:tab/>X(x) = A</text:span><text:span text:style-name="T3">2</text:span><text:span text:style-name="T4">x + B</text:span><text:span text:style-name="T3">2</text:span></text:p>
      <text:p text:style-name="P4"/>
      <text:p text:style-name="P2"><text:span text:style-name="T4"><text:tab/>T(t) = C</text:span><text:span text:style-name="T3">2</text:span><text:span text:style-name="T4">t + D</text:span><text:span text:style-name="T3">2</text:span></text:p>
      <text:p text:style-name="P4"/>
      <text:p text:style-name="P4"/>
      <text:p text:style-name="P4"/>
      <text:p text:style-name="P4">λ &lt; 0, λ = –µ², µ ∈ ℝ:</text:p>
      <text:p text:style-name="P4"/>
      <text:p text:style-name="P4"><text:tab/>X''(x) + µ²X(x) = 0</text:p>
      <text:p text:style-name="P4"/>
      <text:p text:style-name="P2"><text:span text:style-name="T4"><text:tab/>X(x) = A</text:span><text:span text:style-name="T3">3</text:span><text:span text:style-name="T4"> cos µx + B</text:span><text:span text:style-name="T3">3</text:span><text:span text:style-name="T4"> sin µx</text:span></text:p>
      <text:p text:style-name="P2"/>
      <text:p text:style-name="P2"><text:span text:style-name="T4"><text:tab/>T(t) = C</text:span><text:span text:style-name="T3">3</text:span><text:span text:style-name="T4"> cos aµx + D</text:span><text:span text:style-name="T3">3</text:span><text:span text:style-name="T4"> sin aµx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02M01S</meta:editing-duration>
    <meta:editing-cycles>12</meta:editing-cycles>
    <meta:generator>OpenOffice.org/3.1$Win32 OpenOffice.org_project/310m19$Build-9420</meta:generator>
    <dc:date>2010-10-16T16:00:50.95</dc:date>
    <dc:creator>Mattias </dc:creator>
    <meta:document-statistic meta:table-count="0" meta:image-count="1" meta:object-count="31" meta:page-count="6" meta:paragraph-count="93" meta:word-count="349" meta:character-count="19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dot widevec X} = {widevec ƒ}({widevec X}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row>
            <math:mo math:stretchy="false">(</math:mo>
            <math:mover math:accent="true">
              <math:mi math:fontstyle="normal">X</math:mi>
              <math:mo math:stretchy="false">→</math:mo>
            </math:mover>
            <math:mo math:stretchy="false">)</math:mo>
          </math:mrow>
          <math:mo math:stretchy="false">=</math:mo>
          <math:mfenced math:open="" math:close="">
            <math:mtable>
              <math:mtr>
                <math:mtd>
                  <math:mn>2</math:mn>
                </math:mtd>
                <math:mtd>
                  <math:mrow>
                    <math:mo math:stretchy="false">−</math:mo>
                    <math:mn>2y</math:mn>
                  </math:mrow>
                </math:mtd>
              </math:mtr>
              <math:mtr>
                <math:mtd>
                  <math:mi math:fontstyle="normal">y</math:mi>
                </math:mtd>
                <math:mtd>
                  <math:mrow>
                    <math:mrow>
                      <math:mo math:stretchy="false">−</math:mo>
                      <math:mn>1</math:mn>
                    </math:mrow>
                    <math:mo math:stretchy="false">+</math:mo>
                    <math:mi math:fontstyle="normal">x</math:mi>
                  </math:mrow>
                </math:mtd>
              </math:mtr>
            </math:mtable>
          </math:mfenced>
        </math:mrow>
        <math:mo math:stretchy="false">=</math:mo>
        <math:mtext>“Funktionalmatris”</math:mtext>
      </math:mrow>
    </math:mrow>
    <math:annotation math:encoding="StarMath 5.0">{bold g}'(widevec X) = left ( matrix{2 # -2y ## y # -1+x} right ) = "“Funktionalmatris”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o math:stretchy="false">(</math:mo>
          <math:mrow>
            <math:mn>0</math:mn>
            <math:mi math:fontstyle="normal">;</math:mi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
{bold g}' (0; 0) = left ( matrix{2 # 0 ## 0 # -1} right )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g</math:mi>
        </math:mrow>
      </math:mstyle>
      <math:mi math:fontstyle="normal">'</math:mi>
      <math:mrow>
        <math:mrow>
          <math:mo math:stretchy="false">(</math:mo>
          <math:mrow>
            <math:mn>1</math:mn>
            <math:mi math:fontstyle="normal">;</math:mi>
            <math:msqrt>
              <math:mn>2</math:mn>
            </math:msqrt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sqrt>
                  <math:mn>2</math:mn>
                </math:msqrt>
              </math:mtd>
              <math:mtd>
                <math:mn>0</math:mn>
              </math:mtd>
            </math:mtr>
          </math:mtable>
        </math:mfenced>
      </math:mrow>
    </math:mrow>
    <math:annotation math:encoding="StarMath 5.0">{bold g}' (1; sqrt{2}) = left ( matrix{2 # -2 sqrt 2 ## sqrt 2 # 0} right )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fenced math:open="∣" math:close="∣">
            <math:mtable>
              <math:mtr>
                <math:mtd>
                  <math:mrow>
                    <math:mn>2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row>
                      <math:mo math:stretchy="false">−</math:mo>
                      <math:mn>2</math:mn>
                    </math:mrow>
                    <math:msqrt>
                      <math:mn>2</math:mn>
                    </math:msqrt>
                  </math:mrow>
                </math:mtd>
              </math:mtr>
              <math:mtr>
                <math:mtd>
                  <math:msqrt>
                    <math:mn>2</math:mn>
                  </math:msqrt>
                </math:mtd>
                <math:mtd>
                  <math:mrow>
                    <math:mn>0</math:mn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i math:fontstyle="normal">λ</math:mi>
            <math:mo math:stretchy="false">−</math:mo>
            <math:mn>2</math:mn>
          </math:mrow>
          <math:mo math:stretchy="false">)</math:mo>
        </math:mrow>
      </math:mrow>
      <math:mrow>
        <math:mrow>
          <math:mi math:fontstyle="normal">λ</math:mi>
          <math:mo math:stretchy="false">+</math:mo>
          <math:mn>4</math:mn>
        </math:mrow>
        <math:mo math:stretchy="false">=</math:mo>
        <math:mrow>
          <math:mrow>
            <math:msup>
              <math:mi math:fontstyle="normal">λ</math:mi>
              <math:mn>2</math:mn>
            </math:msup>
            <math:mo math:stretchy="false">−</math:mo>
            <math:mn>2λ</math:mn>
          </math:mrow>
          <math:mo math:stretchy="false">+</math:mo>
          <math:mn>4</math:mn>
        </math:mrow>
      </math:mrow>
    </math:mrow>
    <math:annotation math:encoding="StarMath 5.0">0 = left lline matrix{2 - λ # -2 sqrt 2 ## sqrt 2 # 0 - λ} right rline = (λ - 2)λ + 4 = λ^2 - 2λ + 4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λ</math:mi>
          <math:mo math:stretchy="false">=</math:mo>
          <math:mrow>
            <math:mn>1</math:mn>
            <math:mo math:stretchy="false">±</math:mo>
            <math:msqrt>
              <math:mrow>
                <math:mn>1</math:mn>
                <math:mo math:stretchy="false">−</math:mo>
                <math:mn>4</math:mn>
              </math:mrow>
            </math:msqrt>
          </math:mrow>
        </math:mrow>
        <math:mo math:stretchy="false">=</math:mo>
        <math:mrow>
          <math:mn>1</math:mn>
          <math:mo math:stretchy="false">±</math:mo>
          <math:mi math:fontstyle="normal">i</math:mi>
        </math:mrow>
      </math:mrow>
      <math:msqrt>
        <math:mn>3</math:mn>
      </math:msqrt>
    </math:mrow>
    <math:annotation math:encoding="StarMath 5.0">λ = 1 +- sqrt{1 - 4} = 1 +- i sqrt 3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D</math:mi>
      <math:mrow>
        <math:mrow>
          <math:mfenced math:open="" math:close="">
            <math:mtable>
              <math:mtr>
                <math:mi math:fontstyle="normal">x</math:mi>
              </math:mtr>
              <math:mtr>
                <math:mi math:fontstyle="normal">y</math:mi>
              </math:mtr>
            </math:mtable>
          </math:mfenced>
          <math:mo math:stretchy="false">=</math:mo>
          <math:mrow>
            <math:mfenced math:open="" math:close="">
              <math:mtable>
                <math:mtr>
                  <math:mn>2x</math:mn>
                </math:mtr>
                <math:mtr>
                  <math:mrow>
                    <math:mo math:stretchy="false">−</math:mo>
                    <math:mi math:fontstyle="normal">y</math:mi>
                  </math:mrow>
                </math:mtr>
              </math:mtable>
            </math:mfenced>
            <math:mo math:stretchy="false">+</math:mo>
            <math:mfenced math:open="" math:close="">
              <math:mtable>
                <math:mtr>
                  <math:mrow>
                    <math:mo math:stretchy="false">−</math:mo>
                    <math:msup>
                      <math:mi math:fontstyle="normal">y</math:mi>
                      <math:mn>2</math:mn>
                    </math:msup>
                  </math:mrow>
                </math:mtr>
                <math:mtr>
                  <math:mi>xy</math:mi>
                </math:mtr>
              </math:mtable>
            </math:mfenced>
          </math:mrow>
        </math:mrow>
        <math:mo math:stretchy="false">=</math:mo>
        <math:munder>
          <math:munder math:accent="true">
            <math:mfenced math:open="" math:close="">
              <math:mtable>
                <math:mtr>
                  <math:mtd>
                    <math:mn>2</math:mn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</math:mtable>
            </math:mfenced>
            <math:mo math:stretchy="false"></math:mo>
          </math:munder>
          <math:mstyle math:fontweight="bold">
            <math:mrow>
              <math:mi math:fontstyle="normal">A</math:mi>
            </math:mrow>
          </math:mstyle>
        </math:munder>
      </math:mrow>
      <math:mrow>
        <math:mfenced math:open="" math:close="">
          <math:mtable>
            <math:mtr>
              <math:mi math:fontstyle="normal">x</math:mi>
            </math:mtr>
            <math:mtr>
              <math:mi math:fontstyle="normal">y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i>xy</math:mi>
            </math:mtr>
          </math:mtable>
        </math:mfenced>
      </math:mrow>
    </math:mrow>
    <math:annotation math:encoding="StarMath 5.0">
D left ( stack{x # y} right )
= left ( stack{2x # -y} right ) + left ( stack{-y^2 # xy} right )
= {{left ( matrix{2 # 0 ## 0 # -1} right )} underbrace {bold A}} left ( stack{x # y} right ) + left ( stack{-y^2 # xy} right )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row>
          <math:mtable>
            <math:mtr>
              <math:mrow>
                <math:mrow>
                  <math:mi math:fontstyle="normal">u</math:mi>
                  <math:mo math:stretchy="false">=</math:mo>
                  <math:mrow>
                    <math:mi math:fontstyle="normal">x</math:mi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row>
                  <math:mi math:fontstyle="normal">v</math:mi>
                  <math:mo math:stretchy="false">=</math:mo>
                  <math:mrow>
                    <math:mi math:fontstyle="normal">y</math:mi>
                    <math:mo math:stretchy="false">−</math:mo>
                    <math:msqrt>
                      <math:mn>2</math:mn>
                    </math:msqrt>
                  </math:mrow>
                </math:mrow>
              </math:mrow>
            </math:mtr>
          </math:mtable>
          <math:mi/>
        </math:mrow>
        <math:mo math:stretchy="false">∣</math:mo>
        <math:mrow>
          <math:mi/>
          <math:mtable>
            <math:mtr>
              <math:mrow>
                <math:mrow>
                  <math:mi math:fontstyle="normal">u</math:mi>
                  <math:mrow>
                    <math:mi math:fontstyle="normal">'</math:mi>
                    <math:mo math:stretchy="false">=</math:mo>
                    <math:mi math:fontstyle="normal">x</math:mi>
                  </math:mrow>
                  <math:mi math:fontstyle="normal">'</math:mi>
                </math:mrow>
              </math:mrow>
            </math:mtr>
            <math:mtr>
              <math:mrow>
                <math:mrow>
                  <math:mi math:fontstyle="normal">v</math:mi>
                  <math:mrow>
                    <math:mi math:fontstyle="normal">'</math:mi>
                    <math:mo math:stretchy="false">=</math:mo>
                    <math:mi math:fontstyle="normal">y</math:mi>
                  </math:mrow>
                  <math:mi math:fontstyle="normal">'</math:mi>
                </math:mrow>
              </math:mrow>
            </math:mtr>
          </math:mtable>
        </math:mrow>
      </math:mrow>
    </math:mrow>
    <math:annotation math:encoding="StarMath 5.0">left lbrace stack{alignl u = x - 1 # alignl v = y - sqrt 2} ~ mline ~ stack{alignl u' = x' # alignl v' = y'} right none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row>
        <math:mrow>
          <math:mtable>
            <math:mtr>
              <math:mrow>
                <math:mrow>
                  <math:mi math:fontstyle="normal">u</math:mi>
                  <math:mo math:stretchy="false">=</math:mo>
                  <math:mrow>
                    <math:mi math:fontstyle="normal">x</math:mi>
                    <math:mo math:stretchy="false">−</math:mo>
                    <math:mn>1</math:mn>
                  </math:mrow>
                </math:mrow>
              </math:mrow>
            </math:mtr>
            <math:mtr>
              <math:mrow>
                <math:mrow>
                  <math:mi math:fontstyle="normal">v</math:mi>
                  <math:mo math:stretchy="false">=</math:mo>
                  <math:mrow>
                    <math:mi math:fontstyle="normal">y</math:mi>
                    <math:mo math:stretchy="false">−</math:mo>
                    <math:msqrt>
                      <math:mn>2</math:mn>
                    </math:msqrt>
                  </math:mrow>
                </math:mrow>
              </math:mrow>
            </math:mtr>
          </math:mtable>
          <math:mi/>
        </math:mrow>
        <math:mo math:stretchy="false">∣</math:mo>
        <math:mrow>
          <math:mi/>
          <math:mtable>
            <math:mtr>
              <math:mrow>
                <math:mrow>
                  <math:mi math:fontstyle="normal">u</math:mi>
                  <math:mrow>
                    <math:mi math:fontstyle="normal">'</math:mi>
                    <math:mo math:stretchy="false">=</math:mo>
                    <math:mi math:fontstyle="normal">x</math:mi>
                  </math:mrow>
                  <math:mi math:fontstyle="normal">'</math:mi>
                </math:mrow>
              </math:mrow>
            </math:mtr>
            <math:mtr>
              <math:mrow>
                <math:mrow>
                  <math:mi math:fontstyle="normal">v</math:mi>
                  <math:mrow>
                    <math:mi math:fontstyle="normal">'</math:mi>
                    <math:mo math:stretchy="false">=</math:mo>
                    <math:mi math:fontstyle="normal">y</math:mi>
                  </math:mrow>
                  <math:mi math:fontstyle="normal">'</math:mi>
                </math:mrow>
              </math:mrow>
            </math:mtr>
          </math:mtable>
        </math:mrow>
      </math:mrow>
    </math:mrow>
    <math:annotation math:encoding="StarMath 5.0">
left lbrace stack{alignl u = x - 1 # alignl v = y - sqrt 2} ~ mline ~ stack{alignl u' = x' # alignl v' = y'} right none
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table>
              <math:mtr>
                <math:mrow>
                  <math:mi math:fontstyle="normal">u</math:mi>
                  <math:mi math:fontstyle="normal">'</math:mi>
                </math:mrow>
              </math:mtr>
              <math:mtr>
                <math:mrow>
                  <math:mi math:fontstyle="normal">v</math:mi>
                  <math:mi math:fontstyle="normal">'</math:mi>
                </math:mrow>
              </math:mtr>
            </math:mtable>
          </math:mfenced>
          <math:mo math:stretchy="false">=</math:mo>
          <math:mfenced math:open="" math:close="">
            <math:mtable>
              <math:mtr>
                <math:mrow>
                  <math:mn>2</math:mn>
                  <math:mrow>
                    <math:mrow>
                      <math:mo math:stretchy="false">(</math:mo>
                      <math:mrow>
                        <math:mi math:fontstyle="normal">u</math:mi>
                        <math:mo math:stretchy="false">+</math:mo>
                        <math:mn>1</math:mn>
                      </math:mrow>
                      <math:mo math:stretchy="false">)</math:mo>
                    </math:mrow>
                    <math:mo math:stretchy="false">−</math:mo>
                    <math:msup>
                      <math:mrow>
                        <math:mo math:stretchy="false">(</math:mo>
                        <math:mrow>
                          <math:mi math:fontstyle="normal">v</math:mi>
                          <math:mo math:stretchy="false">+</math:mo>
                          <math:msqrt>
                            <math:mn>2</math:mn>
                          </math:msqrt>
                        </math:mrow>
                        <math:mo math:stretchy="false">)</math:mo>
                      </math:mrow>
                      <math:mn>2</math:mn>
                    </math:msup>
                  </math:mrow>
                </math:mrow>
              </math:mtr>
              <math:mtr>
                <math:mrow>
                  <math:mrow>
                    <math:mrow>
                      <math:mo math:stretchy="false">−</math:mo>
                      <math:mrow>
                        <math:mo math:stretchy="false">(</math:mo>
                        <math:mrow>
                          <math:mi math:fontstyle="normal">v</math:mi>
                          <math:mo math:stretchy="false">+</math:mo>
                          <math:msqrt>
                            <math:mn>2</math:mn>
                          </math:msqrt>
                        </math:mrow>
                        <math:mo math:stretchy="false">)</math:mo>
                      </math:mrow>
                    </math:mrow>
                    <math:mo math:stretchy="false">+</math:mo>
                    <math:mrow>
                      <math:mo math:stretchy="false">(</math:mo>
                      <math:mrow>
                        <math:mi math:fontstyle="normal">u</math:mi>
                        <math:mo math:stretchy="false">+</math:mo>
                        <math:mn>1</math:mn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i math:fontstyle="normal">v</math:mi>
                      <math:mo math:stretchy="false">+</math:mo>
                      <math:msqrt>
                        <math:mn>2</math:mn>
                      </math:msqrt>
                    </math:mrow>
                    <math:mo math:stretchy="false">)</math:mo>
                  </math:mrow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row>
                  <math:mrow>
                    <math:mn>2u</math:mn>
                    <math:mo math:stretchy="false">−</math:mo>
                    <math:msup>
                      <math:mi math:fontstyle="normal">v</math:mi>
                      <math:mn>2</math:mn>
                    </math:msup>
                  </math:mrow>
                  <math:mo math:stretchy="false">−</math:mo>
                  <math:mn>2v</math:mn>
                </math:mrow>
                <math:msqrt>
                  <math:mn>2</math:mn>
                </math:msqrt>
              </math:mrow>
            </math:mtr>
            <math:mtr>
              <math:mrow>
                <math:mrow>
                  <math:mi>uv</math:mi>
                  <math:mo math:stretchy="false">+</math:mo>
                  <math:mi math:fontstyle="normal">u</math:mi>
                </math:mrow>
                <math:msqrt>
                  <math:mn>2</math:mn>
                </math:msqrt>
              </math:mrow>
            </math:mtr>
          </math:mtable>
        </math:mfenced>
      </math:mrow>
      <math:mo math:stretchy="false">=</math:mo>
      <math:mtext/>
    </math:mrow>
    <math:annotation math:encoding="StarMath 5.0">
left ( stack{u' # v'} right ) = left ( stack{2(u + 1) - (v + sqrt 2)^2 # -(v + sqrt 2) + (u + 1)(v + sqrt 2)} right ) = left ( stack{2u - v^2 - 2v sqrt 2 # uv + u sqrt 2} right ) = ""
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enced math:open="" math:close="">
          <math:mtable>
            <math:mtr>
              <math:mtd>
                <math:mn>2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sqrt>
                    <math:mn>2</math:mn>
                  </math:msqrt>
                </math:mrow>
              </math:mtd>
            </math:mtr>
            <math:mtr>
              <math:mtd>
                <math:msqrt>
                  <math:mn>2</math:mn>
                </math:msqrt>
              </math:mtd>
              <math:mtd>
                <math:mn>0</math:mn>
              </math:mtd>
            </math:mtr>
          </math:mtable>
        </math:mfenced>
      </math:mrow>
      <math:mrow>
        <math:mfenced math:open="" math:close="">
          <math:mtable>
            <math:mtr>
              <math:mi math:fontstyle="normal">u</math:mi>
            </math:mtr>
            <math:mtr>
              <math:mi math:fontstyle="normal">v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o math:stretchy="false">−</math:mo>
                <math:msup>
                  <math:mi math:fontstyle="normal">v</math:mi>
                  <math:mn>2</math:mn>
                </math:msup>
              </math:mrow>
            </math:mtr>
            <math:mtr>
              <math:mi>uv</math:mi>
            </math:mtr>
          </math:mtable>
        </math:mfenced>
      </math:mrow>
    </math:mrow>
    <math:annotation math:encoding="StarMath 5.0">
"" = left ( matrix{2 # -2 sqrt 2 ## sqrt 2 # 0} right ) left ( stack{u # v} right ) + left ( stack{-v^2 # uv} right 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over math:accent="true">
              <math:mi math:fontstyle="normal">X</math:mi>
              <math:mo math:stretchy="false">→</math:mo>
            </math:mover>
            <math:mo math:stretchy="false">˙</math:mo>
          </math:mover>
          <math:mo math:stretchy="false">=</math:mo>
          <math:mover math:accent="true">
            <math:mn>0</math:mn>
            <math:mo math:stretchy="false">→</math:mo>
          </math:mover>
        </math:mrow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
{dot widevec X} = {widevec 0} = {widevec ƒ}({widevec X})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n>0</math:mn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2</math:mn>
                  <math:mo math:stretchy="false">−</math:mo>
                  <math:mo math:stretchy="false">λ</math:mo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row>
                    <math:mo math:stretchy="false">−</math:mo>
                    <math:mn>1</math:mn>
                  </math:mrow>
                  <math:mo math:stretchy="false">−</math:mo>
                  <math:mo math:stretchy="false">λ</math:mo>
                </math:mrow>
              </math:mtd>
            </math:mtr>
          </math:mtable>
        </math:mfenced>
      </math:mrow>
      <math:mover math:accent="true">
        <math:mi math:fontstyle="normal">v</math:mi>
        <math:mo math:stretchy="false">→</math:mo>
      </math:mover>
    </math:mrow>
    <math:annotation math:encoding="StarMath 5.0">
{widevec 0} = ({bold A} - λ{bold I}) {widevec v} = left ( matrix{2 - %lambda # 0 ## 0 # - 1 - %lambda} right ) {widevec v}
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λ</math:mi>
          <math:mn>1</math:mn>
        </math:msub>
        <math:mo math:stretchy="false">=</math:mo>
        <math:mn>2,</math:mn>
      </math:mrow>
      <math:mi/>
      <math:mrow>
        <math:mover math:accent="true">
          <math:msub>
            <math:mi math:fontstyle="normal">v</math:mi>
            <math:mn>1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1</math:mn>
            </math:mtr>
            <math:mtr>
              <math:mn>0</math:mn>
            </math:mtr>
          </math:mtable>
        </math:mfenced>
      </math:mrow>
      <math:mi math:fontstyle="normal">,</math:mi>
      <math:mi/>
      <math:mrow>
        <math:msub>
          <math:mi math:fontstyle="normal">λ</math:mi>
          <math:mn>2</math:mn>
        </math:msub>
        <math:mo math:stretchy="false">=</math:mo>
        <math:mrow>
          <math:mo math:stretchy="false">−</math:mo>
          <math:mn>1,</math:mn>
        </math:mrow>
      </math:mrow>
      <math:mi/>
      <math:mrow>
        <math:mover math:accent="true">
          <math:msub>
            <math:mi math:fontstyle="normal">v</math:mi>
            <math:mn>2</math:mn>
          </math:msub>
          <math:mo math:stretchy="false">→</math:mo>
        </math:mover>
        <math:mo math:stretchy="false">=</math:mo>
        <math:mfenced math:open="" math:close="">
          <math:mtable>
            <math:mtr>
              <math:mn>0</math:mn>
            </math:mtr>
            <math:mtr>
              <math:mn>1</math:mn>
            </math:mtr>
          </math:mtable>
        </math:mfenced>
      </math:mrow>
    </math:mrow>
    <math:annotation math:encoding="StarMath 5.0">
λ_1 = 2, ~~~~ {widevec v_1} = left ( stack{1 # 0} right ), ~~~~ λ_2 = -1, ~~~~ {widevec v_2} = left ( stack{0 # 1} right )
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i math:fontstyle="normal">'</math:mi>
      <math:mrow>
        <math:mrow>
          <math:mo math:stretchy="false">(</math:mo>
          <math:mrow>
            <math:mi math:fontstyle="normal">x</math:mi>
            <math:mi math:fontstyle="normal">≜</math:mi>
            <math:mn>1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row>
                <math:mn>2</math:mn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n>0</math:mn>
            </math:mtr>
          </math:mtable>
        </math:mfenced>
      </math:mrow>
    </math:mrow>
    <math:annotation math:encoding="StarMath 5.0">
{widevec X}'(x ≜ 1) = left ( stack{2 - y^2 # 0} right )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row>
            <math:mn>1</math:mn>
            <math:mo math:stretchy="false">+</math:mo>
            <math:mfrac>
              <math:mrow>
                <math:mrow>
                  <math:mi math:fontstyle="normal">Y</math:mi>
                  <math:mi math:fontstyle="normal">'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  <math:mrow>
                <math:mrow>
                  <math:mi math:fontstyle="normal">Y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</math:mfrac>
          </math:mrow>
        </math:mrow>
        <math:mo math:stretchy="false">=</math:mo>
        <math:mi math:fontstyle="normal">“</math:mi>
      </math:mrow>
      <math:mi>konstant</math:mi>
      <math:mrow>
        <math:mi math:fontstyle="normal">”</math:mi>
        <math:mo math:stretchy="false">=</math:mo>
        <math:mi math:fontstyle="normal">λ</math:mi>
      </math:mrow>
    </math:mrow>
    <math:annotation math:encoding="StarMath 5.0">{{alignc X'(x)} over {alignc X(x)}} = 1 + {{alignc Y'(y)} over {alignc Y(y)}} = “konstant” = λ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i math:fontstyle="normal">'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i math:fontstyle="normal">λ</math:mi>
              </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i math:fontstyle="normal">'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−</math:mo>
                <math:mrow>
                  <math:mo math:stretchy="false">(</math:mo>
                  <math:mrow>
                    <math:mi math:fontstyle="normal">λ</math:mi>
                    <math:mo math:stretchy="false">−</math:mo>
                    <math:mn>1</math:mn>
                  </math:mrow>
                  <math:mo math:stretchy="false">)</math:mo>
                </math:mrow>
              </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 alignl

X'(x) - λ X(x) = 0
# alignl
Y'(y) - (λ - 1)Y(y) = 0

} right none
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sup>
                  <math:mi>Ae</math:mi>
                  <math:mrow>
                    <math:mi math:fontstyle="normal">λ</math:mi>
                    <math:mi math:fontstyle="normal">x</math:mi>
                  </math:mrow>
                </math:msup>
              </math:mrow>
            </math:mrow>
          </math:mrow>
        </math:mtr>
        <math:mtr>
          <math:mrow>
            <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sup>
                  <math:mi>Be</math:mi>
                  <math:mrow>
                    <math:mrow>
                      <math:mo math:stretchy="false">(</math:mo>
                      <math:mrow>
                        <math:mi math:fontstyle="normal">λ</math:mi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y</math:mi>
                  </math:mrow>
                </math:msup>
              </math:mrow>
            </math:mrow>
          </math:mrow>
        </math:mtr>
      </math:mtable>
    </math:mrow>
    <math:annotation math:encoding="StarMath 5.0">left lbrace stack{ alignl

X(x) = Ae^{λ x}
# alignl
Y(y) = Be^{(λ - 1) y}

} right none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o math:stretchy="false">∀</math:mo>
              <math:mi math:fontstyle="normal">λ</math:mi>
            </math:mrow>
          </math:munder>
          <math:msub>
            <math:mi math:fontstyle="normal">c</math:mi>
            <math:mi math:fontstyle="normal">λ</math:mi>
          </math:msub>
        </math:mrow>
      </math:mrow>
      <math:msup>
        <math:mi math:fontstyle="normal">e</math:mi>
        <math:mrow>
          <math:mi math:fontstyle="normal">λ</math:mi>
          <math:mrow>
            <math:mi math:fontstyle="normal">x</math:mi>
            <math:mo math:stretchy="false">+</math:mo>
            <math:mrow>
              <math:mo math:stretchy="false">(</math:mo>
              <math:mrow>
                <math:mi math:fontstyle="normal">λ</math:mi>
                <math:mo math:stretchy="false">−</math:mo>
                <math:mn>1</math:mn>
              </math:mrow>
              <math:mo math:stretchy="false">)</math:mo>
            </math:mrow>
          </math:mrow>
          <math:mi math:fontstyle="normal">y</math:mi>
        </math:mrow>
      </math:msup>
    </math:mrow>
    <math:annotation math:encoding="StarMath 5.0">u(x;`y) = sum from {forall λ} c_λ e^{λ x + (λ - 1)y}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i math:fontstyle="normal">λ</math:mi>
                <math:mo math:stretchy="false">=</math:mo>
                <math:mrow>
                  <math:mo math:stretchy="false">−</math:mo>
                  <math:mn>3</math:mn>
                </math:mrow>
              </math:mrow>
              <math:mi math:fontstyle="normal">;</math:mi>
              <math:mi/>
              <math:mrow>
                <math:msub>
                  <math:mi math:fontstyle="normal">c</math:mi>
                  <math:mrow>
                    <math:mo math:stretchy="false">−</math:mo>
                    <math:mn>3</math:mn>
                  </math:mrow>
                </math:msub>
                <math:mo math:stretchy="false">=</math:mo>
                <math:mn>5</math:mn>
              </math:mrow>
            </math:mrow>
          </math:mrow>
        </math:mtr>
        <math:mtr>
          <math:mrow>
            <math:mrow>
              <math:mrow>
                <math:mi math:fontstyle="normal">λ</math:mi>
                <math:mo math:stretchy="false">=</math:mo>
                <math:mn>1</math:mn>
              </math:mrow>
              <math:mi math:fontstyle="normal">;</math:mi>
              <math:mi/>
              <math:mrow>
                <math:msub>
                  <math:mi math:fontstyle="normal">c</math:mi>
                  <math:mn>1</math:mn>
                </math:msub>
                <math:mo math:stretchy="false">=</math:mo>
                <math:mrow>
                  <math:mo math:stretchy="false">−</math:mo>
                  <math:mn>4</math:mn>
                </math:mrow>
              </math:mrow>
            </math:mrow>
          </math:mrow>
        </math:mtr>
        <math:mtr>
          <math:mrow>
            <math:mrow>
              <math:mtext>Övriga</math:mtext>
              <math:mi/>
              <math:mrow>
                <math:msub>
                  <math:mi math:fontstyle="normal">c</math:mi>
                  <math:mi math:fontstyle="normal">λ</math:mi>
                </math:msub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left lbrace stack

{ alignl   λ = -3; ~`` c_{-3} =  5
# alignl   λ =  1; ~~~ c_{ 1} = -4
# alignl   "Övriga" ~ c_λ = 0

} right none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n>5</math:mn>
      </math:mrow>
      <math:mrow>
        <math:msup>
          <math:mi math:fontstyle="normal">e</math:mi>
          <math:mrow>
            <math:mo math:stretchy="false">−</math:mo>
            <math:mn>3x</math:mn>
          </math:mrow>
        </math:msup>
        <math:mo math:stretchy="false">−</math:mo>
        <math:mn>4</math:mn>
      </math:mrow>
      <math:mrow>
        <math:msup>
          <math:mi math:fontstyle="normal">e</math:mi>
          <math:mi math:fontstyle="normal">x</math:mi>
        </math:msup>
        <math:mo math:stretchy="false">=</math:mo>
        <math:mrow>
          <math:munder>
            <math:mo math:stretchy="false">∑</math:mo>
            <math:mrow>
              <math:mo math:stretchy="false">∀</math:mo>
              <math:mi math:fontstyle="normal">λ</math:mi>
            </math:mrow>
          </math:munder>
          <math:msub>
            <math:mi math:fontstyle="normal">c</math:mi>
            <math:mi math:fontstyle="normal">λ</math:mi>
          </math:msub>
        </math:mrow>
      </math:mrow>
      <math:msup>
        <math:mi math:fontstyle="normal">e</math:mi>
        <math:mi>λx</math:mi>
      </math:msup>
    </math:mrow>
    <math:annotation math:encoding="StarMath 5.0">u(x;`0) = 5e^{-3x} - 4e^x = sum from {forall λ} c_λ e^{λx}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row>
        </math:mfrac>
        <math:mo math:stretchy="false">=</math:mo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t</math:mi>
                <math:mn>2</math:mn>
              </math:msup>
            </math:mrow>
          </math:mrow>
        </math:mfrac>
      </math:mrow>
    </math:mrow>
    <math:annotation math:encoding="StarMath 5.0">a^2 {{alignc partial^2 u} over {alignc partial x^2}} = {{alignc partial^2 u} over {alignc partial t^2}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o math:stretchy="false">=</math:mo>
      <math:mover math:accent="true">
        <math:msub>
          <math:mi math:fontstyle="normal">X</math:mi>
          <math:mn>0</math:mn>
        </math:msub>
        <math:mo math:stretchy="false">→</math:mo>
      </math:mover>
    </math:mrow>
    <math:annotation math:encoding="StarMath 5.0">{widevec X} = {widevec X_0}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X</math:mi>
            <math:mi math:fontstyle="normal">'</math:mi>
            <math:mi math:fontstyle="normal">'</math:mi>
            <math:mrow>
              <math:mo math:stretchy="false">(</math:mo>
              <math:mi math:fontstyle="normal">x</math:mi>
              <math:mo math:stretchy="false">)</math:mo>
            </math:mrow>
          </math:mrow>
        </math:mrow>
        <math:mrow>
          <math:mrow>
            <math:mi math:fontstyle="normal">X</math:mi>
            <math:mrow>
              <math:mo math:stretchy="false">(</math:mo>
              <math:mi math:fontstyle="normal">x</math:mi>
              <math:mo math:stretchy="false">)</math:mo>
            </math:mrow>
          </math:mrow>
        </math:mrow>
      </math:mfrac>
      <math:mo math:stretchy="false">=</math:mo>
      <math:mfrac>
        <math:mrow>
          <math:mrow>
            <math:mi math:fontstyle="normal">T</math:mi>
            <math:mi math:fontstyle="normal">'</math:mi>
            <math:mi math:fontstyle="normal">'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row>
            <math:msup>
              <math:mi math:fontstyle="normal">a</math:mi>
              <math:mn>2</math:mn>
            </math:msup>
            <math:mi math:fontstyle="normal">T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</math:mrow>
    <math:annotation math:encoding="StarMath 5.0">{{alignc X''(x)} over {alignc X(x)}} = {{alignc T''(t)} over {alignc a^2 T(t)}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u</math:mi>
        <math:mi math:fontstyle="normal">x</math:mi>
        <math:mstyle math:fontsize="3.2pt">
          <math:mrow>
            <math:mtext> |</math:mtext>
          </math:mrow>
        </math:mstyle>
      </math:msubsup>
      <math:mo math:stretchy="false">=</math:mo>
      <math:mrow>
        <math:mi math:fontstyle="normal">u</math:mi>
        <math:mo math:stretchy="false">+</math:mo>
        <math:msubsup>
          <math:mi math:fontstyle="normal">u</math:mi>
          <math:mi math:fontstyle="normal">y</math:mi>
          <math:mstyle math:fontsize="3.2pt">
            <math:mrow>
              <math:mtext> |</math:mtext>
            </math:mrow>
          </math:mstyle>
        </math:msubsup>
      </math:mrow>
    </math:mrow>
    <math:annotation math:encoding="StarMath 5.0">u sup {size -4 " |"} sub x = u + u sup {size -4 " |"} sub y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over math:accent="true">
          <math:mi math:fontstyle="normal">ƒ</math:mi>
          <math:mo math:stretchy="false">→</math:mo>
        </math:mover>
      </math:mrow>
      <math:mrow>
        <math:mrow>
          <math:mo math:stretchy="false">(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  <math:mo math:stretchy="false">)</math:mo>
        </math:mrow>
        <math:mo math:stretchy="false">+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0</math:mn>
          </math:msub>
          <math:mo math:stretchy="false">→</math:mo>
        </math:mover>
        <math:mo math:stretchy="false">)</math:mo>
      </math:mrow>
      <math:mrow>
        <math:mrow>
          <math:mo math:stretchy="false">(</math:mo>
          <math:mrow>
            <math:mover math:accent="true">
              <math:mi math:fontstyle="normal">X</math:mi>
              <math:mo math:stretchy="false">→</math:mo>
            </math:mover>
            <math:mo math:stretchy="false">−</math:mo>
            <math:mover math:accent="true">
              <math:msub>
                <math:mi math:fontstyle="normal">X</math:mi>
                <math:mn>0</math:mn>
              </math:msub>
              <math:mo math:stretchy="false">→</math:mo>
            </math:mover>
          </math:mrow>
          <math:mo math:stretchy="false">)</math:mo>
        </math:mrow>
        <math:mo math:stretchy="false">+</math:mo>
        <math:mover math:accent="true">
          <math:msub>
            <math:mi math:fontstyle="normal">R</math:mi>
            <math:mn>2</math:mn>
          </math:msub>
          <math:mo math:stretchy="false">→</math:mo>
        </math:mover>
      </math:mrow>
    </math:mrow>
    <math:annotation math:encoding="StarMath 5.0">{dot widevec X} = {widevec ƒ}({widevec X}) = {widevec ƒ}({widevec X_0}) + {widevec ƒ}({widevec X_0})({widevec X} - {widevec X_0}) + {widevec R_2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over math:accent="true">
            <math:mi math:fontstyle="normal">X</math:mi>
            <math:mo math:stretchy="false">→</math:mo>
          </math:mover>
          <math:mo math:stretchy="false">˙</math:mo>
        </math:mover>
        <math:mo math:stretchy="false">=</math:mo>
        <math:mover math:accent="true">
          <math:mi math:fontstyle="normal">ƒ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0</math:mn>
          </math:msub>
          <math:mo math:stretchy="false">→</math:mo>
        </math:mover>
        <math:mo math:stretchy="false">)</math:mo>
      </math:mrow>
      <math:mrow>
        <math:mo math:stretchy="false">(</math:mo>
        <math:mrow>
          <math:mover math:accent="true">
            <math:mi math:fontstyle="normal">X</math:mi>
            <math:mo math:stretchy="false">→</math:mo>
          </math:mover>
          <math:mo math:stretchy="false">−</math:mo>
          <math:mover math:accent="true">
            <math:msub>
              <math:mi math:fontstyle="normal">X</math:mi>
              <math:mn>0</math:mn>
            </math:msub>
            <math:mo math:stretchy="false">→</math:mo>
          </math:mover>
        </math:mrow>
        <math:mo math:stretchy="false">)</math:mo>
      </math:mrow>
    </math:mrow>
    <math:annotation math:encoding="StarMath 5.0">{dot widevec X} = {widevec ƒ}({widevec X_0})({widevec X} - {widevec X_0})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→</math:mo>
      </math:mover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fenced math:open="" math:close="">
          <math:mtable>
            <math:mtr>
              <math:mrow>
                <math:mi math:fontstyle="normal">P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  <math:mtr>
              <math:mrow>
                <math:mi math:fontstyle="normal">Q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</math:mrow>
            </math:mtr>
          </math:mtable>
        </math:mfenced>
      </math:mrow>
    </math:mrow>
    <math:annotation math:encoding="StarMath 5.0">{widevec ƒ}({widevec X}) = left ( stack{P(x;`y) # Q(x;`y)} right 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→</math:mo>
      </math:mover>
      <math:mi math:fontstyle="normal">'</math:mi>
      <math:mrow>
        <math:mrow>
          <math:mrow>
            <math:mo math:stretchy="false">(</math:mo>
            <math:mover math:accent="true">
              <math:mi math:fontstyle="normal">X</math:mi>
              <math:mo math:stretchy="false">→</math:mo>
            </math:mover>
            <math:mo math:stretchy="false">)</math:mo>
          </math:mrow>
          <math:mo math:stretchy="false">=</math:mo>
          <math:mfenced math:open="" math:close="">
            <math:mtable>
              <math:mtr>
                <math:mtd>
                  <math:mfrac>
                    <math:mrow>
                      <math:mrow>
                        <math:mo math:stretchy="false">∂</math:mo>
                        <math:mi math:fontstyle="normal">P</math:mi>
                      </math:mrow>
                    </math:mrow>
                    <math:mrow>
                      <math:mrow>
                        <math:mo math:stretchy="false">∂</math:mo>
                        <math:mi math:fontstyle="normal">x</math:mi>
                      </math:mrow>
                    </math:mrow>
                  </math:mfrac>
                </math:mtd>
                <math:mtd>
                  <math:mfrac>
                    <math:mrow>
                      <math:mrow>
                        <math:mo math:stretchy="false">∂</math:mo>
                        <math:mi math:fontstyle="normal">P</math:mi>
                      </math:mrow>
                    </math:mrow>
                    <math:mrow>
                      <math:mrow>
                        <math:mo math:stretchy="false">∂</math:mo>
                        <math:mi math:fontstyle="normal">y</math:mi>
                      </math:mrow>
                    </math:mrow>
                  </math:mfrac>
                </math:mtd>
              </math:mtr>
              <math:mtr>
                <math:mtd>
                  <math:mfrac>
                    <math:mrow>
                      <math:mrow>
                        <math:mo math:stretchy="false">∂</math:mo>
                        <math:mi math:fontstyle="normal">Q</math:mi>
                      </math:mrow>
                    </math:mrow>
                    <math:mrow>
                      <math:mrow>
                        <math:mo math:stretchy="false">∂</math:mo>
                        <math:mi math:fontstyle="normal">x</math:mi>
                      </math:mrow>
                    </math:mrow>
                  </math:mfrac>
                </math:mtd>
                <math:mtd>
                  <math:mfrac>
                    <math:mrow>
                      <math:mrow>
                        <math:mo math:stretchy="false">∂</math:mo>
                        <math:mi math:fontstyle="normal">Q</math:mi>
                      </math:mrow>
                    </math:mrow>
                    <math:mrow>
                      <math:mrow>
                        <math:mo math:stretchy="false">∂</math:mo>
                        <math:mi math:fontstyle="normal">y</math:mi>
                      </math:mrow>
                    </math:mrow>
                  </math:mfrac>
                </math:mtd>
              </math:mtr>
            </math:mtable>
          </math:mfenced>
        </math:mrow>
        <math:mo math:stretchy="false">=</math:mo>
        <math:mtext>“Jacobimatris”</math:mtext>
      </math:mrow>
    </math:mrow>
    <math:annotation math:encoding="StarMath 5.0">{widevec ƒ}'({widevec X}) = left ( matrix{
{{alignc partial P} over {alignc partial x}} #
{{alignc partial P} over {alignc partial y}} ##
{{alignc partial Q} over {alignc partial x}} #
{{alignc partial Q} over {alignc partial y}}}
right ) = "“Jacobimatris”"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row>
          <math:mi math:fontstyle="normal">'</math:mi>
          <math:mo math:stretchy="false">=</math:mo>
          <math:mfenced math:open="" math:close="">
            <math:mtable>
              <math:mtr>
                <math:mrow>
                  <math:mi math:fontstyle="normal">x</math:mi>
                  <math:mi math:fontstyle="normal">'</math:mi>
                </math:mrow>
              </math:mtr>
              <math:mtr>
                <math:mrow>
                  <math:mi math:fontstyle="normal">y</math:mi>
                  <math:mi math:fontstyle="normal">'</math:mi>
                </math:mrow>
              </math:mtr>
            </math:mtable>
          </math:mfenced>
        </math:mrow>
        <math:mo math:stretchy="false">=</math:mo>
        <math:mfenced math:open="" math:close="">
          <math:mtable>
            <math:mtr>
              <math:mrow>
                <math:mn>2x</math:mn>
                <math:mo math:stretchy="false">−</math:mo>
                <math:msup>
                  <math:mi math:fontstyle="normal">y</math:mi>
                  <math:mn>2</math:mn>
                </math:msup>
              </math:mrow>
            </math:mtr>
            <math:mtr>
              <math:mrow>
                <math:mrow>
                  <math:mo math:stretchy="false">−</math:mo>
                  <math:mi math:fontstyle="normal">y</math:mi>
                </math:mrow>
                <math:mo math:stretchy="false">+</math:mo>
                <math:mi>xy</math:mi>
              </math:mrow>
            </math:mtr>
          </math:mtable>
        </math:mfenced>
      </math:mrow>
      <math:mi/>
      <math:mstyle math:fontweight="bold">
        <math:mrow>
          <math:mi math:fontstyle="normal">g</math:mi>
        </math:mrow>
      </math:mstyle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widevec X}' = left ( stack{x' # y'} right ) = left ( stack{2x - y^2 # -y + xy} right )	~~~~~~ {bold g}(widevec X)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2x</math:mn>
                <math:mo math:stretchy="false">−</math:mo>
                <math:msup>
                  <math:mi math:fontstyle="normal">y</math:mi>
                  <math:mn>2</math:mn>
                </math:msup>
              </math:mrow>
              <math:mo math:stretchy="false">=</math:mo>
              <math:mn>0</math:mn>
            </math:mrow>
          </math:mrow>
        </math:mtr>
        <math:mtr>
          <math:mrow>
            <math:mrow>
              <math:mrow>
                <math:mrow>
                  <math:mrow>
                    <math:mo math:stretchy="false">−</math:mo>
                    <math:mi math:fontstyle="normal">y</math:mi>
                  </math:mrow>
                  <math:mo math:stretchy="false">+</math:mo>
                  <math:mi>xy</math:mi>
                </math:mrow>
                <math:mo math:stretchy="false">=</math:mo>
                <math:mrow>
                  <math:mo math:stretchy="false">−</math:mo>
                  <math:mi math:fontstyle="normal">y</math:mi>
                </math:mrow>
              </math:mrow>
              <math:mrow>
                <math:mrow>
                  <math:mo math:stretchy="false">(</math:mo>
                  <math:mrow>
                    <math:mn>1</math:mn>
                    <math:mo math:stretchy="false">−</math:mo>
                    <math:mi math:fontstyle="normal">x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
alignl 2x - y^2 = 0
#
alignl -y + xy = -y(1 - x) = 0
} right none
</math:annotation>
  </math:semantics>
</math:math>
</file>